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38.38mm"/>
    </style:style>
    <style:style style:name="co9" style:family="table-column">
      <style:table-column-properties fo:break-before="auto" style:column-width="47.9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row table:style-name="ro1">
          <table:table-cell table:style-name="ce9" office:value-type="string" calcext:value-type="string">
            <text:p>DEV</text:p>
          </table:table-cell>
          <table:table-cell table:style-name="ce9" office:value-type="string" calcext:value-type="string">
            <text:p>Voltage gain</text:p>
          </table:table-cell>
          <table:table-cell table:style-name="ce9" office:value-type="string" calcext:value-type="string">
            <text:p>100A avg in mV</text:p>
          </table:table-cell>
          <table:table-cell table:style-name="ce9" office:value-type="string" calcext:value-type="string">
            <text:p>V on 500u res in mV</text:p>
          </table:table-cell>
          <table:table-cell table:style-name="ce9" office:value-type="string" calcext:value-type="string">
            <text:p>Calculated current 100A</text:p>
          </table:table-cell>
          <table:table-cell table:style-name="ce9" office:value-type="string" calcext:value-type="string">
            <text:p>Gain 100A</text:p>
          </table:table-cell>
          <table:table-cell table:style-name="ce9" office:value-type="string" calcext:value-type="string">
            <text:p>10A avg in mV</text:p>
          </table:table-cell>
          <table:table-cell table:style-name="ce9" office:value-type="string" calcext:value-type="string">
            <text:p>V on 500u res in mV</text:p>
          </table:table-cell>
          <table:table-cell table:style-name="ce9" office:value-type="string" calcext:value-type="string">
            <text:p>Calculated current 10A</text:p>
          </table:table-cell>
          <table:table-cell table:style-name="ce9" office:value-type="string" calcext:value-type="string">
            <text:p>Gain 10A</text:p>
          </table:table-cell>
          <table:table-cell table:style-name="Default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ce9" office:value-type="float" office:value="2.0442" calcext:value-type="float">
            <text:p>2.0442</text:p>
          </table:table-cell>
          <table:table-cell table:style-name="Default" office:value-type="float" office:value="2336.48926086956" calcext:value-type="float">
            <text:p>2336.48926086956</text:p>
          </table:table-cell>
          <table:table-cell table:style-name="Default" office:value-type="float" office:value="50.05075" calcext:value-type="float">
            <text:p>50.05075</text:p>
          </table:table-cell>
          <table:table-cell table:style-name="Default" office:value-type="float" office:value="100.1015" calcext:value-type="float">
            <text:p>100.1015</text:p>
          </table:table-cell>
          <table:table-cell table:style-name="ce9" office:value-type="float" office:value="0.042842696380614" calcext:value-type="float">
            <text:p>0.042842696380614</text:p>
          </table:table-cell>
          <table:table-cell table:style-name="Default" office:value-type="float" office:value="2238.51510447761" calcext:value-type="float">
            <text:p>2238.51510447761</text:p>
          </table:table-cell>
          <table:table-cell table:style-name="Default" office:value-type="float" office:value="4.991" calcext:value-type="float">
            <text:p>4.991</text:p>
          </table:table-cell>
          <table:table-cell table:style-name="Default" office:value-type="float" office:value="9.982" calcext:value-type="float">
            <text:p>9.982</text:p>
          </table:table-cell>
          <table:table-cell table:style-name="ce9" office:value-type="float" office:value="0.00445920600671106" calcext:value-type="float">
            <text:p>0.004459206006711</text:p>
          </table:table-cell>
          <table:table-cell table:style-name="Default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9" office:value-type="float" office:value="2.0311" calcext:value-type="float">
            <text:p>2.0311</text:p>
          </table:table-cell>
          <table:table-cell table:style-name="Default" office:value-type="float" office:value="2340.01408695652" calcext:value-type="float">
            <text:p>2340.01408695652</text:p>
          </table:table-cell>
          <table:table-cell table:style-name="Default" office:value-type="float" office:value="50.04375" calcext:value-type="float">
            <text:p>50.04375</text:p>
          </table:table-cell>
          <table:table-cell table:style-name="Default" office:value-type="float" office:value="100.0875" calcext:value-type="float">
            <text:p>100.0875</text:p>
          </table:table-cell>
          <table:table-cell table:style-name="ce9" office:value-type="float" office:value="0.0427721784060609" calcext:value-type="float">
            <text:p>0.042772178406061</text:p>
          </table:table-cell>
          <table:table-cell table:style-name="Default" office:value-type="float" office:value="2174.85458823529" calcext:value-type="float">
            <text:p>2174.85458823529</text:p>
          </table:table-cell>
          <table:table-cell table:style-name="Default" office:value-type="float" office:value="4.94333333333333" calcext:value-type="float">
            <text:p>4.94333333333333</text:p>
          </table:table-cell>
          <table:table-cell table:style-name="Default" office:value-type="float" office:value="9.88666666666667" calcext:value-type="float">
            <text:p>9.88666666666667</text:p>
          </table:table-cell>
          <table:table-cell table:style-name="ce9" office:value-type="float" office:value="0.0045458977902007" calcext:value-type="float">
            <text:p>0.004545897790201</text:p>
          </table:table-cell>
          <table:table-cell table:style-name="Default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ce9" office:value-type="float" office:value="2.0363" calcext:value-type="float">
            <text:p>2.0363</text:p>
          </table:table-cell>
          <table:table-cell table:style-name="Default" office:value-type="float" office:value="2330.85105084746" calcext:value-type="float">
            <text:p>2330.85105084746</text:p>
          </table:table-cell>
          <table:table-cell table:style-name="Default" office:value-type="float" office:value="50.02425" calcext:value-type="float">
            <text:p>50.02425</text:p>
          </table:table-cell>
          <table:table-cell table:style-name="Default" office:value-type="float" office:value="100.0485" calcext:value-type="float">
            <text:p>100.0485</text:p>
          </table:table-cell>
          <table:table-cell table:style-name="ce9" office:value-type="float" office:value="0.0429235922062133" calcext:value-type="float">
            <text:p>0.042923592206213</text:p>
          </table:table-cell>
          <table:table-cell table:style-name="Default" office:value-type="float" office:value="2170.97761643836" calcext:value-type="float">
            <text:p>2170.97761643836</text:p>
          </table:table-cell>
          <table:table-cell table:style-name="Default" office:value-type="float" office:value="4.94316666666667" calcext:value-type="float">
            <text:p>4.94316666666667</text:p>
          </table:table-cell>
          <table:table-cell table:style-name="Default" office:value-type="float" office:value="9.88633333333333" calcext:value-type="float">
            <text:p>9.88633333333333</text:p>
          </table:table-cell>
          <table:table-cell table:style-name="ce9" office:value-type="float" office:value="0.00455386239750945" calcext:value-type="float">
            <text:p>0.004553862397509</text:p>
          </table:table-cell>
          <table:table-cell table:style-name="Default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ce9" office:value-type="float" office:value="2.03683" calcext:value-type="float">
            <text:p>2.03683</text:p>
          </table:table-cell>
          <table:table-cell table:style-name="Default" office:value-type="float" office:value="2338.96296491228" calcext:value-type="float">
            <text:p>2338.96296491228</text:p>
          </table:table-cell>
          <table:table-cell table:style-name="Default" office:value-type="float" office:value="49.884" calcext:value-type="float">
            <text:p>49.884</text:p>
          </table:table-cell>
          <table:table-cell table:style-name="Default" office:value-type="float" office:value="99.768" calcext:value-type="float">
            <text:p>99.768</text:p>
          </table:table-cell>
          <table:table-cell table:style-name="ce9" office:value-type="float" office:value="0.0426548010792217" calcext:value-type="float">
            <text:p>0.042654801079222</text:p>
          </table:table-cell>
          <table:table-cell table:style-name="Default" office:value-type="float" office:value="2321.80553488372" calcext:value-type="float">
            <text:p>2321.80553488372</text:p>
          </table:table-cell>
          <table:table-cell table:style-name="Default" office:value-type="float" office:value="5.003" calcext:value-type="float">
            <text:p>5.003</text:p>
          </table:table-cell>
          <table:table-cell table:style-name="Default" office:value-type="float" office:value="10.006" calcext:value-type="float">
            <text:p>10.006</text:p>
          </table:table-cell>
          <table:table-cell table:style-name="ce9" office:value-type="float" office:value="0.00430957711559642" calcext:value-type="float">
            <text:p>0.004309577115596</text:p>
          </table:table-cell>
          <table:table-cell table:style-name="Default" office:value-type="string" calcext:value-type="string">
            <text:p>swap</text:p>
          </table:table-cell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ce9" office:value-type="float" office:value="2.0332" calcext:value-type="float">
            <text:p>2.0332</text:p>
          </table:table-cell>
          <table:table-cell table:style-name="Default" office:value-type="float" office:value="2341.61226923077" calcext:value-type="float">
            <text:p>2341.61226923077</text:p>
          </table:table-cell>
          <table:table-cell table:style-name="Default" office:value-type="float" office:value="49.95475" calcext:value-type="float">
            <text:p>49.95475</text:p>
          </table:table-cell>
          <table:table-cell table:style-name="Default" office:value-type="float" office:value="99.9095" calcext:value-type="float">
            <text:p>99.9095</text:p>
          </table:table-cell>
          <table:table-cell table:style-name="ce9" office:value-type="float" office:value="0.0426669698108563" calcext:value-type="float">
            <text:p>0.042666969810856</text:p>
          </table:table-cell>
          <table:table-cell table:style-name="Default" office:value-type="float" office:value="2218.66005405405" calcext:value-type="float">
            <text:p>2218.66005405405</text:p>
          </table:table-cell>
          <table:table-cell table:style-name="Default" office:value-type="float" office:value="4.96383333333333" calcext:value-type="float">
            <text:p>4.96383333333333</text:p>
          </table:table-cell>
          <table:table-cell table:style-name="Default" office:value-type="float" office:value="9.92766666666667" calcext:value-type="float">
            <text:p>9.92766666666667</text:p>
          </table:table-cell>
          <table:table-cell table:style-name="ce9" office:value-type="float" office:value="0.00447462271136414" calcext:value-type="float">
            <text:p>0.004474622711364</text:p>
          </table:table-cell>
          <table:table-cell table:style-name="Default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ce9" office:value-type="float" office:value="2.0474" calcext:value-type="float">
            <text:p>2.0474</text:p>
          </table:table-cell>
          <table:table-cell table:style-name="Default" office:value-type="float" office:value="2327.80361538462" calcext:value-type="float">
            <text:p>2327.80361538462</text:p>
          </table:table-cell>
          <table:table-cell table:style-name="Default" office:value-type="float" office:value="50.017" calcext:value-type="float">
            <text:p>50.017</text:p>
          </table:table-cell>
          <table:table-cell table:style-name="Default" office:value-type="float" office:value="100.034" calcext:value-type="float">
            <text:p>100.034</text:p>
          </table:table-cell>
          <table:table-cell table:style-name="ce9" office:value-type="float" office:value="0.0429735564198236" calcext:value-type="float">
            <text:p>0.042973556419824</text:p>
          </table:table-cell>
          <table:table-cell table:style-name="Default" office:value-type="float" office:value="2159.66517857143" calcext:value-type="float">
            <text:p>2159.66517857143</text:p>
          </table:table-cell>
          <table:table-cell table:style-name="Default" office:value-type="float" office:value="4.912" calcext:value-type="float">
            <text:p>4.912</text:p>
          </table:table-cell>
          <table:table-cell table:style-name="Default" office:value-type="float" office:value="9.824" calcext:value-type="float">
            <text:p>9.824</text:p>
          </table:table-cell>
          <table:table-cell table:style-name="ce9" office:value-type="float" office:value="0.00454885326553182" calcext:value-type="float">
            <text:p>0.004548853265532</text:p>
          </table:table-cell>
          <table:table-cell table:style-name="Default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ce9" office:value-type="float" office:value="2.04505" calcext:value-type="float">
            <text:p>2.04505</text:p>
          </table:table-cell>
          <table:table-cell table:style-name="Default" office:value-type="float" office:value="2330.70113793104" calcext:value-type="float">
            <text:p>2330.70113793104</text:p>
          </table:table-cell>
          <table:table-cell table:style-name="Default" office:value-type="float" office:value="50.078" calcext:value-type="float">
            <text:p>50.078</text:p>
          </table:table-cell>
          <table:table-cell table:style-name="Default" office:value-type="float" office:value="100.156" calcext:value-type="float">
            <text:p>100.156</text:p>
          </table:table-cell>
          <table:table-cell table:style-name="ce9" office:value-type="float" office:value="0.0429724765522312" calcext:value-type="float">
            <text:p>0.042972476552231</text:p>
          </table:table-cell>
          <table:table-cell table:style-name="Default" office:value-type="float" office:value="2181.44765714286" calcext:value-type="float">
            <text:p>2181.44765714286</text:p>
          </table:table-cell>
          <table:table-cell table:style-name="Default" office:value-type="float" office:value="5.014" calcext:value-type="float">
            <text:p>5.014</text:p>
          </table:table-cell>
          <table:table-cell table:style-name="Default" office:value-type="float" office:value="10.028" calcext:value-type="float">
            <text:p>10.028</text:p>
          </table:table-cell>
          <table:table-cell table:style-name="ce9" office:value-type="float" office:value="0.00459694733777575" calcext:value-type="float">
            <text:p>0.004596947337776</text:p>
          </table:table-cell>
          <table:table-cell table:style-name="Default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ce9" office:value-type="float" office:value="2.03815" calcext:value-type="float">
            <text:p>2.03815</text:p>
          </table:table-cell>
          <table:table-cell table:style-name="Default" office:value-type="float" office:value="2346.30673770492" calcext:value-type="float">
            <text:p>2346.30673770492</text:p>
          </table:table-cell>
          <table:table-cell table:style-name="Default" office:value-type="float" office:value="50.0015" calcext:value-type="float">
            <text:p>50.0015</text:p>
          </table:table-cell>
          <table:table-cell table:style-name="Default" office:value-type="float" office:value="100.003" calcext:value-type="float">
            <text:p>100.003</text:p>
          </table:table-cell>
          <table:table-cell table:style-name="ce9" office:value-type="float" office:value="0.0426214520006961" calcext:value-type="float">
            <text:p>0.042621452000696</text:p>
          </table:table-cell>
          <table:table-cell table:style-name="Default" office:value-type="float" office:value="2358.05027536232" calcext:value-type="float">
            <text:p>2358.05027536232</text:p>
          </table:table-cell>
          <table:table-cell table:style-name="Default" office:value-type="float" office:value="5.079" calcext:value-type="float">
            <text:p>5.079</text:p>
          </table:table-cell>
          <table:table-cell table:style-name="Default" office:value-type="float" office:value="10.158" calcext:value-type="float">
            <text:p>10.158</text:p>
          </table:table-cell>
          <table:table-cell table:style-name="ce9" office:value-type="float" office:value="0.00430779619337811" calcext:value-type="float">
            <text:p>0.004307796193378</text:p>
          </table:table-cell>
          <table:table-cell table:style-name="Default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ce9" office:value-type="float" office:value="2.04082" calcext:value-type="float">
            <text:p>2.04082</text:p>
          </table:table-cell>
          <table:table-cell table:style-name="Default" office:value-type="float" office:value="2337.05781034483" calcext:value-type="float">
            <text:p>2337.05781034483</text:p>
          </table:table-cell>
          <table:table-cell table:style-name="Default" office:value-type="float" office:value="50.05325" calcext:value-type="float">
            <text:p>50.05325</text:p>
          </table:table-cell>
          <table:table-cell table:style-name="Default" office:value-type="float" office:value="100.1065" calcext:value-type="float">
            <text:p>100.1065</text:p>
          </table:table-cell>
          <table:table-cell table:style-name="ce9" office:value-type="float" office:value="0.0428344132339754" calcext:value-type="float">
            <text:p>0.042834413233975</text:p>
          </table:table-cell>
          <table:table-cell table:style-name="Default" office:value-type="float" office:value="2260.17682258065" calcext:value-type="float">
            <text:p>2260.17682258065</text:p>
          </table:table-cell>
          <table:table-cell table:style-name="Default" office:value-type="float" office:value="5.1555" calcext:value-type="float">
            <text:p>5.1555</text:p>
          </table:table-cell>
          <table:table-cell table:style-name="Default" office:value-type="float" office:value="10.311" calcext:value-type="float">
            <text:p>10.311</text:p>
          </table:table-cell>
          <table:table-cell table:style-name="ce9" office:value-type="float" office:value="0.00456203244674769" calcext:value-type="float">
            <text:p>0.004562032446748</text:p>
          </table:table-cell>
          <table:table-cell table:style-name="Default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ce9" office:value-type="float" office:value="2.03715" calcext:value-type="float">
            <text:p>2.03715</text:p>
          </table:table-cell>
          <table:table-cell table:style-name="Default" office:value-type="float" office:value="2334.04908421053" calcext:value-type="float">
            <text:p>2334.04908421053</text:p>
          </table:table-cell>
          <table:table-cell table:style-name="Default" office:value-type="float" office:value="49.989" calcext:value-type="float">
            <text:p>49.989</text:p>
          </table:table-cell>
          <table:table-cell table:style-name="Default" office:value-type="float" office:value="99.978" calcext:value-type="float">
            <text:p>99.978</text:p>
          </table:table-cell>
          <table:table-cell table:style-name="ce9" office:value-type="float" office:value="0.0428345747638023" calcext:value-type="float">
            <text:p>0.042834574763802</text:p>
          </table:table-cell>
          <table:table-cell table:style-name="Default" office:value-type="float" office:value="2318.47794594595" calcext:value-type="float">
            <text:p>2318.47794594595</text:p>
          </table:table-cell>
          <table:table-cell table:style-name="Default" office:value-type="float" office:value="5.00716666666667" calcext:value-type="float">
            <text:p>5.00716666666667</text:p>
          </table:table-cell>
          <table:table-cell table:style-name="Default" office:value-type="float" office:value="10.0143333333333" calcext:value-type="float">
            <text:p>10.0143333333333</text:p>
          </table:table-cell>
          <table:table-cell table:style-name="ce9" office:value-type="float" office:value="0.00431935673610536" calcext:value-type="float">
            <text:p>0.004319356736105</text:p>
          </table:table-cell>
          <table:table-cell table:style-name="Default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ce9" office:value-type="float" office:value="2.0504" calcext:value-type="float">
            <text:p>2.0504</text:p>
          </table:table-cell>
          <table:table-cell table:style-name="Default" office:value-type="float" office:value="2329.57401818182" calcext:value-type="float">
            <text:p>2329.57401818182</text:p>
          </table:table-cell>
          <table:table-cell table:style-name="Default" office:value-type="float" office:value="50.357" calcext:value-type="float">
            <text:p>50.357</text:p>
          </table:table-cell>
          <table:table-cell table:style-name="Default" office:value-type="float" office:value="100.714" calcext:value-type="float">
            <text:p>100.714</text:p>
          </table:table-cell>
          <table:table-cell table:style-name="ce9" office:value-type="float" office:value="0.0432327967319129" calcext:value-type="float">
            <text:p>0.043232796731913</text:p>
          </table:table-cell>
          <table:table-cell table:style-name="Default" office:value-type="float" office:value="2430.49992063492" calcext:value-type="float">
            <text:p>2430.49992063492</text:p>
          </table:table-cell>
          <table:table-cell table:style-name="Default" office:value-type="float" office:value="5.311" calcext:value-type="float">
            <text:p>5.311</text:p>
          </table:table-cell>
          <table:table-cell table:style-name="Default" office:value-type="float" office:value="10.622" calcext:value-type="float">
            <text:p>10.622</text:p>
          </table:table-cell>
          <table:table-cell table:style-name="ce9" office:value-type="float" office:value="0.00437029432085939" calcext:value-type="float">
            <text:p>0.004370294320859</text:p>
          </table:table-cell>
          <table:table-cell table:style-name="Default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ce9" office:value-type="float" office:value="2.0378" calcext:value-type="float">
            <text:p>2.0378</text:p>
          </table:table-cell>
          <table:table-cell table:style-name="Default" office:value-type="float" office:value="2335.94705263158" calcext:value-type="float">
            <text:p>2335.94705263158</text:p>
          </table:table-cell>
          <table:table-cell table:style-name="Default" office:value-type="float" office:value="50.00025" calcext:value-type="float">
            <text:p>50.00025</text:p>
          </table:table-cell>
          <table:table-cell table:style-name="Default" office:value-type="float" office:value="100.0005" calcext:value-type="float">
            <text:p>100.0005</text:p>
          </table:table-cell>
          <table:table-cell table:style-name="ce9" office:value-type="float" office:value="0.0428094035296492" calcext:value-type="float">
            <text:p>0.042809403529649</text:p>
          </table:table-cell>
          <table:table-cell table:style-name="Default" office:value-type="float" office:value="2373.79237179487" calcext:value-type="float">
            <text:p>2373.79237179487</text:p>
          </table:table-cell>
          <table:table-cell table:style-name="Default" office:value-type="float" office:value="5.12483333333333" calcext:value-type="float">
            <text:p>5.12483333333333</text:p>
          </table:table-cell>
          <table:table-cell table:style-name="Default" office:value-type="float" office:value="10.2496666666667" calcext:value-type="float">
            <text:p>10.2496666666667</text:p>
          </table:table-cell>
          <table:table-cell table:style-name="ce9" office:value-type="float" office:value="0.00431784463900551" calcext:value-type="float">
            <text:p>0.004317844639006</text:p>
          </table:table-cell>
          <table:table-cell table:style-name="Default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ce9" office:value-type="float" office:value="2.0386" calcext:value-type="float">
            <text:p>2.0386</text:p>
          </table:table-cell>
          <table:table-cell table:style-name="Default" office:value-type="float" office:value="2338.96762" calcext:value-type="float">
            <text:p>2338.96762</text:p>
          </table:table-cell>
          <table:table-cell table:style-name="Default" office:value-type="float" office:value="49.85125" calcext:value-type="float">
            <text:p>49.85125</text:p>
          </table:table-cell>
          <table:table-cell table:style-name="Default" office:value-type="float" office:value="99.7025" calcext:value-type="float">
            <text:p>99.7025</text:p>
          </table:table-cell>
          <table:table-cell table:style-name="ce9" office:value-type="float" office:value="0.0426267123783441" calcext:value-type="float">
            <text:p>0.042626712378344</text:p>
          </table:table-cell>
          <table:table-cell table:style-name="Default" office:value-type="float" office:value="2327.59041071429" calcext:value-type="float">
            <text:p>2327.59041071429</text:p>
          </table:table-cell>
          <table:table-cell table:style-name="Default" office:value-type="float" office:value="5.0245" calcext:value-type="float">
            <text:p>5.0245</text:p>
          </table:table-cell>
          <table:table-cell table:style-name="Default" office:value-type="float" office:value="10.049" calcext:value-type="float">
            <text:p>10.049</text:p>
          </table:table-cell>
          <table:table-cell table:style-name="ce9" office:value-type="float" office:value="0.00431734035066598" calcext:value-type="float">
            <text:p>0.004317340350666</text:p>
          </table:table-cell>
          <table:table-cell table:style-name="Default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ce9" office:value-type="float" office:value="2.0358" calcext:value-type="float">
            <text:p>2.0358</text:p>
          </table:table-cell>
          <table:table-cell table:style-name="Default" office:value-type="float" office:value="2331.47713846154" calcext:value-type="float">
            <text:p>2331.47713846154</text:p>
          </table:table-cell>
          <table:table-cell table:style-name="Default" office:value-type="float" office:value="49.837" calcext:value-type="float">
            <text:p>49.837</text:p>
          </table:table-cell>
          <table:table-cell table:style-name="Default" office:value-type="float" office:value="99.674" calcext:value-type="float">
            <text:p>99.674</text:p>
          </table:table-cell>
          <table:table-cell table:style-name="ce9" office:value-type="float" office:value="0.0427514378570194" calcext:value-type="float">
            <text:p>0.042751437857019</text:p>
          </table:table-cell>
          <table:table-cell table:style-name="Default" office:value-type="float" office:value="2200.48454216867" calcext:value-type="float">
            <text:p>2200.48454216867</text:p>
          </table:table-cell>
          <table:table-cell table:style-name="Default" office:value-type="float" office:value="4.9285" calcext:value-type="float">
            <text:p>4.9285</text:p>
          </table:table-cell>
          <table:table-cell table:style-name="Default" office:value-type="float" office:value="9.857" calcext:value-type="float">
            <text:p>9.857</text:p>
          </table:table-cell>
          <table:table-cell table:style-name="ce9" office:value-type="float" office:value="0.0044794679585822" calcext:value-type="float">
            <text:p>0.004479467958582</text:p>
          </table:table-cell>
          <table:table-cell table:style-name="Default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9" office:value-type="float" office:value="2.0391" calcext:value-type="float">
            <text:p>2.0391</text:p>
          </table:table-cell>
          <table:table-cell table:style-name="Default" office:value-type="float" office:value="2347.25189" calcext:value-type="float">
            <text:p>2347.25189</text:p>
          </table:table-cell>
          <table:table-cell table:style-name="Default" office:value-type="float" office:value="49.87525" calcext:value-type="float">
            <text:p>49.87525</text:p>
          </table:table-cell>
          <table:table-cell table:style-name="Default" office:value-type="float" office:value="99.7505" calcext:value-type="float">
            <text:p>99.7505</text:p>
          </table:table-cell>
          <table:table-cell table:style-name="ce9" office:value-type="float" office:value="0.04249671729948" calcext:value-type="float">
            <text:p>0.04249671729948</text:p>
          </table:table-cell>
          <table:table-cell table:style-name="Default" office:value-type="float" office:value="2280.29967368421" calcext:value-type="float">
            <text:p>2280.29967368421</text:p>
          </table:table-cell>
          <table:table-cell table:style-name="Default" office:value-type="float" office:value="4.87366666666667" calcext:value-type="float">
            <text:p>4.87366666666667</text:p>
          </table:table-cell>
          <table:table-cell table:style-name="Default" office:value-type="float" office:value="9.74733333333333" calcext:value-type="float">
            <text:p>9.74733333333333</text:p>
          </table:table-cell>
          <table:table-cell table:style-name="ce9" office:value-type="float" office:value="0.00427458436530181" calcext:value-type="float">
            <text:p>0.004274584365302</text:p>
          </table:table-cell>
          <table:table-cell table:style-name="Default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9" office:value-type="float" office:value="2.03925" calcext:value-type="float">
            <text:p>2.03925</text:p>
          </table:table-cell>
          <table:table-cell table:style-name="Default" office:value-type="float" office:value="2308.80177192982" calcext:value-type="float">
            <text:p>2308.80177192982</text:p>
          </table:table-cell>
          <table:table-cell table:style-name="Default" office:value-type="float" office:value="49.897" calcext:value-type="float">
            <text:p>49.897</text:p>
          </table:table-cell>
          <table:table-cell table:style-name="Default" office:value-type="float" office:value="99.794" calcext:value-type="float">
            <text:p>99.794</text:p>
          </table:table-cell>
          <table:table-cell table:style-name="ce9" office:value-type="float" office:value="0.0432232863008359" calcext:value-type="float">
            <text:p>0.043223286300836</text:p>
          </table:table-cell>
          <table:table-cell table:style-name="Default" office:value-type="float" office:value="2169.73459677419" calcext:value-type="float">
            <text:p>2169.73459677419</text:p>
          </table:table-cell>
          <table:table-cell table:style-name="Default" office:value-type="float" office:value="4.925" calcext:value-type="float">
            <text:p>4.925</text:p>
          </table:table-cell>
          <table:table-cell table:style-name="Default" office:value-type="float" office:value="9.85" calcext:value-type="float">
            <text:p>9.85</text:p>
          </table:table-cell>
          <table:table-cell table:style-name="ce9" office:value-type="float" office:value="0.00453972574094743" calcext:value-type="float">
            <text:p>0.004539725740947</text:p>
          </table:table-cell>
          <table:table-cell table:style-name="Default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9" office:value-type="float" office:value="2.0325" calcext:value-type="float">
            <text:p>2.0325</text:p>
          </table:table-cell>
          <table:table-cell table:style-name="Default" office:value-type="float" office:value="2347.11451351351" calcext:value-type="float">
            <text:p>2347.11451351351</text:p>
          </table:table-cell>
          <table:table-cell table:style-name="Default" office:value-type="float" office:value="49.91075" calcext:value-type="float">
            <text:p>49.91075</text:p>
          </table:table-cell>
          <table:table-cell table:style-name="Default" office:value-type="float" office:value="99.8215" calcext:value-type="float">
            <text:p>99.8215</text:p>
          </table:table-cell>
          <table:table-cell table:style-name="ce9" office:value-type="float" office:value="0.0425294545388721" calcext:value-type="float">
            <text:p>0.042529454538872</text:p>
          </table:table-cell>
          <table:table-cell table:style-name="Default" office:value-type="float" office:value="1867.6753" calcext:value-type="float">
            <text:p>1867.6753</text:p>
          </table:table-cell>
          <table:table-cell table:style-name="Default" office:value-type="float" office:value="4.0202" calcext:value-type="float">
            <text:p>4.0202</text:p>
          </table:table-cell>
          <table:table-cell table:style-name="Default" office:value-type="float" office:value="8.0404" calcext:value-type="float">
            <text:p>8.0404</text:p>
          </table:table-cell>
          <table:table-cell table:style-name="ce9" office:value-type="float" office:value="0.00430503096550027" calcext:value-type="float">
            <text:p>0.0043050309655</text:p>
          </table:table-cell>
          <table:table-cell table:style-name="Default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9" office:value-type="float" office:value="2.0382" calcext:value-type="float">
            <text:p>2.0382</text:p>
          </table:table-cell>
          <table:table-cell table:style-name="Default" office:value-type="float" office:value="2341.30890697674" calcext:value-type="float">
            <text:p>2341.30890697674</text:p>
          </table:table-cell>
          <table:table-cell table:style-name="Default" office:value-type="float" office:value="49.926" calcext:value-type="float">
            <text:p>49.926</text:p>
          </table:table-cell>
          <table:table-cell table:style-name="Default" office:value-type="float" office:value="99.852" calcext:value-type="float">
            <text:p>99.852</text:p>
          </table:table-cell>
          <table:table-cell table:style-name="ce9" office:value-type="float" office:value="0.0426479392370892" calcext:value-type="float">
            <text:p>0.042647939237089</text:p>
          </table:table-cell>
          <table:table-cell table:style-name="Default" office:value-type="float" office:value="2129.41167123288" calcext:value-type="float">
            <text:p>2129.41167123288</text:p>
          </table:table-cell>
          <table:table-cell table:style-name="Default" office:value-type="float" office:value="4.823" calcext:value-type="float">
            <text:p>4.823</text:p>
          </table:table-cell>
          <table:table-cell table:style-name="Default" office:value-type="float" office:value="9.646" calcext:value-type="float">
            <text:p>9.646</text:p>
          </table:table-cell>
          <table:table-cell table:style-name="ce9" office:value-type="float" office:value="0.00452988970160721" calcext:value-type="float">
            <text:p>0.004529889701607</text:p>
          </table:table-cell>
          <table:table-cell table:style-name="Default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ce9" office:value-type="float" office:value="2.0297" calcext:value-type="float">
            <text:p>2.0297</text:p>
          </table:table-cell>
          <table:table-cell table:style-name="Default" office:value-type="float" office:value="2347.41679310345" calcext:value-type="float">
            <text:p>2347.41679310345</text:p>
          </table:table-cell>
          <table:table-cell table:style-name="Default" office:value-type="float" office:value="50.07875" calcext:value-type="float">
            <text:p>50.07875</text:p>
          </table:table-cell>
          <table:table-cell table:style-name="Default" office:value-type="float" office:value="100.1575" calcext:value-type="float">
            <text:p>100.1575</text:p>
          </table:table-cell>
          <table:table-cell table:style-name="ce9" office:value-type="float" office:value="0.042667114035418" calcext:value-type="float">
            <text:p>0.042667114035418</text:p>
          </table:table-cell>
          <table:table-cell table:style-name="Default" office:value-type="float" office:value="2365.21168656716" calcext:value-type="float">
            <text:p>2365.21168656716</text:p>
          </table:table-cell>
          <table:table-cell table:style-name="Default" office:value-type="float" office:value="5.08066666666667" calcext:value-type="float">
            <text:p>5.08066666666667</text:p>
          </table:table-cell>
          <table:table-cell table:style-name="Default" office:value-type="float" office:value="10.1613333333333" calcext:value-type="float">
            <text:p>10.1613333333333</text:p>
          </table:table-cell>
          <table:table-cell table:style-name="ce9" office:value-type="float" office:value="0.0042961623228242" calcext:value-type="float">
            <text:p>0.004296162322824</text:p>
          </table:table-cell>
          <table:table-cell table:style-name="Default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9" office:value-type="float" office:value="2.03215" calcext:value-type="float">
            <text:p>2.03215</text:p>
          </table:table-cell>
          <table:table-cell table:style-name="Default" office:value-type="float" office:value="2343.182671875" calcext:value-type="float">
            <text:p>2343.182671875</text:p>
          </table:table-cell>
          <table:table-cell table:style-name="Default" office:value-type="float" office:value="49.7405" calcext:value-type="float">
            <text:p>49.7405</text:p>
          </table:table-cell>
          <table:table-cell table:style-name="Default" office:value-type="float" office:value="99.481" calcext:value-type="float">
            <text:p>99.481</text:p>
          </table:table-cell>
          <table:table-cell table:style-name="ce9" office:value-type="float" office:value="0.0424555034458308" calcext:value-type="float">
            <text:p>0.042455503445831</text:p>
          </table:table-cell>
          <table:table-cell table:style-name="Default" office:value-type="float" office:value="2210.23344155844" calcext:value-type="float">
            <text:p>2210.23344155844</text:p>
          </table:table-cell>
          <table:table-cell table:style-name="Default" office:value-type="float" office:value="4.71516666666667" calcext:value-type="float">
            <text:p>4.71516666666667</text:p>
          </table:table-cell>
          <table:table-cell table:style-name="Default" office:value-type="float" office:value="9.43033333333334" calcext:value-type="float">
            <text:p>9.43033333333334</text:p>
          </table:table-cell>
          <table:table-cell table:style-name="ce9" office:value-type="float" office:value="0.00426666846859578" calcext:value-type="float">
            <text:p>0.004266668468596</text:p>
          </table:table-cell>
          <table:table-cell table:style-name="Default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9" office:value-type="float" office:value="2.0488" calcext:value-type="float">
            <text:p>2.0488</text:p>
          </table:table-cell>
          <table:table-cell table:style-name="Default" office:value-type="float" office:value="2302.06733766234" calcext:value-type="float">
            <text:p>2302.06733766234</text:p>
          </table:table-cell>
          <table:table-cell table:style-name="Default" office:value-type="float" office:value="50.114" calcext:value-type="float">
            <text:p>50.114</text:p>
          </table:table-cell>
          <table:table-cell table:style-name="Default" office:value-type="float" office:value="100.228" calcext:value-type="float">
            <text:p>100.228</text:p>
          </table:table-cell>
          <table:table-cell table:style-name="ce9" office:value-type="float" office:value="0.0435382572699971" calcext:value-type="float">
            <text:p>0.043538257269997</text:p>
          </table:table-cell>
          <table:table-cell table:style-name="Default" office:value-type="float" office:value="2179.7465" calcext:value-type="float">
            <text:p>2179.7465</text:p>
          </table:table-cell>
          <table:table-cell table:style-name="Default" office:value-type="float" office:value="4.95" calcext:value-type="float">
            <text:p>4.95</text:p>
          </table:table-cell>
          <table:table-cell table:style-name="Default" office:value-type="float" office:value="9.9" calcext:value-type="float">
            <text:p>9.9</text:p>
          </table:table-cell>
          <table:table-cell table:style-name="ce9" office:value-type="float" office:value="0.00454181254563317" calcext:value-type="float">
            <text:p>0.004541812545633</text:p>
          </table:table-cell>
          <table:table-cell table:style-name="Default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9" office:value-type="float" office:value="2.0324" calcext:value-type="float">
            <text:p>2.0324</text:p>
          </table:table-cell>
          <table:table-cell table:style-name="Default" office:value-type="float" office:value="2341.06385135135" calcext:value-type="float">
            <text:p>2341.06385135135</text:p>
          </table:table-cell>
          <table:table-cell table:style-name="Default" office:value-type="float" office:value="49.897" calcext:value-type="float">
            <text:p>49.897</text:p>
          </table:table-cell>
          <table:table-cell table:style-name="Default" office:value-type="float" office:value="99.794" calcext:value-type="float">
            <text:p>99.794</text:p>
          </table:table-cell>
          <table:table-cell table:style-name="ce9" office:value-type="float" office:value="0.0426276284358477" calcext:value-type="float">
            <text:p>0.042627628435848</text:p>
          </table:table-cell>
          <table:table-cell table:style-name="Default" office:value-type="float" office:value="2301.39125423729" calcext:value-type="float">
            <text:p>2301.39125423729</text:p>
          </table:table-cell>
          <table:table-cell table:style-name="Default" office:value-type="float" office:value="4.957" calcext:value-type="float">
            <text:p>4.957</text:p>
          </table:table-cell>
          <table:table-cell table:style-name="Default" office:value-type="float" office:value="9.914" calcext:value-type="float">
            <text:p>9.914</text:p>
          </table:table-cell>
          <table:table-cell table:style-name="ce9" office:value-type="float" office:value="0.00430782900636582" calcext:value-type="float">
            <text:p>0.004307829006366</text:p>
          </table:table-cell>
          <table:table-cell table:style-name="Default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ce9" office:value-type="float" office:value="2.0498" calcext:value-type="float">
            <text:p>2.0498</text:p>
          </table:table-cell>
          <table:table-cell table:style-name="Default" office:value-type="float" office:value="2322.23669230769" calcext:value-type="float">
            <text:p>2322.23669230769</text:p>
          </table:table-cell>
          <table:table-cell table:style-name="Default" office:value-type="float" office:value="50.04375" calcext:value-type="float">
            <text:p>50.04375</text:p>
          </table:table-cell>
          <table:table-cell table:style-name="Default" office:value-type="float" office:value="100.0875" calcext:value-type="float">
            <text:p>100.0875</text:p>
          </table:table-cell>
          <table:table-cell table:style-name="ce9" office:value-type="float" office:value="0.043099611823177" calcext:value-type="float">
            <text:p>0.043099611823177</text:p>
          </table:table-cell>
          <table:table-cell table:style-name="Default" office:value-type="float" office:value="2310.6231969697" calcext:value-type="float">
            <text:p>2310.6231969697</text:p>
          </table:table-cell>
          <table:table-cell table:style-name="Default" office:value-type="float" office:value="5.00616666666667" calcext:value-type="float">
            <text:p>5.00616666666667</text:p>
          </table:table-cell>
          <table:table-cell table:style-name="Default" office:value-type="float" office:value="10.0123333333333" calcext:value-type="float">
            <text:p>10.0123333333333</text:p>
          </table:table-cell>
          <table:table-cell table:style-name="ce9" office:value-type="float" office:value="0.00433317442085069" calcext:value-type="float">
            <text:p>0.004333174420851</text:p>
          </table:table-cell>
          <table:table-cell table:style-name="Default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ce9" office:value-type="float" office:value="2.0407" calcext:value-type="float">
            <text:p>2.0407</text:p>
          </table:table-cell>
          <table:table-cell table:style-name="Default" office:value-type="float" office:value="2328.35952380952" calcext:value-type="float">
            <text:p>2328.35952380952</text:p>
          </table:table-cell>
          <table:table-cell table:style-name="Default" office:value-type="float" office:value="49.9515" calcext:value-type="float">
            <text:p>49.9515</text:p>
          </table:table-cell>
          <table:table-cell table:style-name="Default" office:value-type="float" office:value="99.903" calcext:value-type="float">
            <text:p>99.903</text:p>
          </table:table-cell>
          <table:table-cell table:style-name="ce9" office:value-type="float" office:value="0.0429070334621453" calcext:value-type="float">
            <text:p>0.042907033462145</text:p>
          </table:table-cell>
          <table:table-cell table:style-name="Default" office:value-type="float" office:value="2317.76398387097" calcext:value-type="float">
            <text:p>2317.76398387097</text:p>
          </table:table-cell>
          <table:table-cell table:style-name="Default" office:value-type="float" office:value="5.0016" calcext:value-type="float">
            <text:p>5.0016</text:p>
          </table:table-cell>
          <table:table-cell table:style-name="Default" office:value-type="float" office:value="10.0032" calcext:value-type="float">
            <text:p>10.0032</text:p>
          </table:table-cell>
          <table:table-cell table:style-name="ce9" office:value-type="float" office:value="0.00431588378696495" calcext:value-type="float">
            <text:p>0.004315883786965</text:p>
          </table:table-cell>
          <table:table-cell table:style-name="Default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ce9" office:value-type="float" office:value="2.04465" calcext:value-type="float">
            <text:p>2.04465</text:p>
          </table:table-cell>
          <table:table-cell table:style-name="Default" office:value-type="float" office:value="2347.71307" calcext:value-type="float">
            <text:p>2347.71307</text:p>
          </table:table-cell>
          <table:table-cell table:style-name="Default" office:value-type="float" office:value="50.20925" calcext:value-type="float">
            <text:p>50.20925</text:p>
          </table:table-cell>
          <table:table-cell table:style-name="Default" office:value-type="float" office:value="100.4185" calcext:value-type="float">
            <text:p>100.4185</text:p>
          </table:table-cell>
          <table:table-cell table:style-name="ce9" office:value-type="float" office:value="0.0427729015454175" calcext:value-type="float">
            <text:p>0.042772901545418</text:p>
          </table:table-cell>
          <table:table-cell table:style-name="Default" office:value-type="float" office:value="2325.05290265487" calcext:value-type="float">
            <text:p>2325.05290265487</text:p>
          </table:table-cell>
          <table:table-cell table:style-name="Default" office:value-type="float" office:value="5.07" calcext:value-type="float">
            <text:p>5.07</text:p>
          </table:table-cell>
          <table:table-cell table:style-name="Default" office:value-type="float" office:value="10.14" calcext:value-type="float">
            <text:p>10.14</text:p>
          </table:table-cell>
          <table:table-cell table:style-name="ce9" office:value-type="float" office:value="0.0043611910887798" calcext:value-type="float">
            <text:p>0.00436119108878</text:p>
          </table:table-cell>
          <table:table-cell table:style-name="Default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ce9" office:value-type="float" office:value="2.0427" calcext:value-type="float">
            <text:p>2.0427</text:p>
          </table:table-cell>
          <table:table-cell table:style-name="Default" office:value-type="float" office:value="2307.11294666667" calcext:value-type="float">
            <text:p>2307.11294666667</text:p>
          </table:table-cell>
          <table:table-cell table:style-name="Default" office:value-type="float" office:value="49.504" calcext:value-type="float">
            <text:p>49.504</text:p>
          </table:table-cell>
          <table:table-cell table:style-name="Default" office:value-type="float" office:value="99.008" calcext:value-type="float">
            <text:p>99.008</text:p>
          </table:table-cell>
          <table:table-cell table:style-name="ce9" office:value-type="float" office:value="0.0429142405633185" calcext:value-type="float">
            <text:p>0.042914240563319</text:p>
          </table:table-cell>
          <table:table-cell table:style-name="Default" office:value-type="float" office:value="2069.12637078652" calcext:value-type="float">
            <text:p>2069.12637078652</text:p>
          </table:table-cell>
          <table:table-cell table:style-name="Default" office:value-type="float" office:value="4.74216666666667" calcext:value-type="float">
            <text:p>4.74216666666667</text:p>
          </table:table-cell>
          <table:table-cell table:style-name="Default" office:value-type="float" office:value="9.48433333333333" calcext:value-type="float">
            <text:p>9.48433333333333</text:p>
          </table:table-cell>
          <table:table-cell table:style-name="ce9" office:value-type="float" office:value="0.00458373807769322" calcext:value-type="float">
            <text:p>0.004583738077693</text:p>
          </table:table-cell>
          <table:table-cell table:style-name="Default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ce9" office:value-type="float" office:value="2.0402" calcext:value-type="float">
            <text:p>2.0402</text:p>
          </table:table-cell>
          <table:table-cell table:style-name="Default" office:value-type="float" office:value="2337.45933333333" calcext:value-type="float">
            <text:p>2337.45933333333</text:p>
          </table:table-cell>
          <table:table-cell table:style-name="Default" office:value-type="float" office:value="50.019" calcext:value-type="float">
            <text:p>50.019</text:p>
          </table:table-cell>
          <table:table-cell table:style-name="Default" office:value-type="float" office:value="100.038" calcext:value-type="float">
            <text:p>100.038</text:p>
          </table:table-cell>
          <table:table-cell table:style-name="ce9" office:value-type="float" office:value="0.0427977499216386" calcext:value-type="float">
            <text:p>0.042797749921639</text:p>
          </table:table-cell>
          <table:table-cell table:style-name="Default" office:value-type="float" office:value="2213.95369852941" calcext:value-type="float">
            <text:p>2213.95369852941</text:p>
          </table:table-cell>
          <table:table-cell table:style-name="Default" office:value-type="float" office:value="5.0108" calcext:value-type="float">
            <text:p>5.0108</text:p>
          </table:table-cell>
          <table:table-cell table:style-name="Default" office:value-type="float" office:value="10.0216" calcext:value-type="float">
            <text:p>10.0216</text:p>
          </table:table-cell>
          <table:table-cell table:style-name="ce9" office:value-type="float" office:value="0.00452656259553066" calcext:value-type="float">
            <text:p>0.004526562595531</text:p>
          </table:table-cell>
          <table:table-cell table:style-name="Default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ce9" office:value-type="float" office:value="2.03665" calcext:value-type="float">
            <text:p>2.03665</text:p>
          </table:table-cell>
          <table:table-cell table:style-name="Default" office:value-type="float" office:value="2344.71531168831" calcext:value-type="float">
            <text:p>2344.71531168831</text:p>
          </table:table-cell>
          <table:table-cell table:style-name="Default" office:value-type="float" office:value="50.02225" calcext:value-type="float">
            <text:p>50.02225</text:p>
          </table:table-cell>
          <table:table-cell table:style-name="Default" office:value-type="float" office:value="100.0445" calcext:value-type="float">
            <text:p>100.0445</text:p>
          </table:table-cell>
          <table:table-cell table:style-name="ce9" office:value-type="float" office:value="0.0426680797883147" calcext:value-type="float">
            <text:p>0.042668079788315</text:p>
          </table:table-cell>
          <table:table-cell table:style-name="Default" office:value-type="float" office:value="2171.70959701493" calcext:value-type="float">
            <text:p>2171.70959701493</text:p>
          </table:table-cell>
          <table:table-cell table:style-name="Default" office:value-type="float" office:value="4.90833333333333" calcext:value-type="float">
            <text:p>4.90833333333333</text:p>
          </table:table-cell>
          <table:table-cell table:style-name="Default" office:value-type="float" office:value="9.81666666666667" calcext:value-type="float">
            <text:p>9.81666666666667</text:p>
          </table:table-cell>
          <table:table-cell table:style-name="ce9" office:value-type="float" office:value="0.00452024832425106" calcext:value-type="float">
            <text:p>0.004520248324251</text:p>
          </table:table-cell>
          <table:table-cell table:style-name="Default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ce9" office:value-type="float" office:value="2.04395" calcext:value-type="float">
            <text:p>2.04395</text:p>
          </table:table-cell>
          <table:table-cell table:style-name="Default" office:value-type="float" office:value="2293.58357377049" calcext:value-type="float">
            <text:p>2293.58357377049</text:p>
          </table:table-cell>
          <table:table-cell table:style-name="Default" office:value-type="float" office:value="50.274" calcext:value-type="float">
            <text:p>50.274</text:p>
          </table:table-cell>
          <table:table-cell table:style-name="Default" office:value-type="float" office:value="100.548" calcext:value-type="float">
            <text:p>100.548</text:p>
          </table:table-cell>
          <table:table-cell table:style-name="ce9" office:value-type="float" office:value="0.0438388211137674" calcext:value-type="float">
            <text:p>0.043838821113767</text:p>
          </table:table-cell>
          <table:table-cell table:style-name="Default" office:value-type="float" office:value="2193.76408695652" calcext:value-type="float">
            <text:p>2193.76408695652</text:p>
          </table:table-cell>
          <table:table-cell table:style-name="Default" office:value-type="float" office:value="5.00516666666667" calcext:value-type="float">
            <text:p>5.00516666666667</text:p>
          </table:table-cell>
          <table:table-cell table:style-name="Default" office:value-type="float" office:value="10.0103333333333" calcext:value-type="float">
            <text:p>10.0103333333333</text:p>
          </table:table-cell>
          <table:table-cell table:style-name="ce9" office:value-type="float" office:value="0.00456308560836229" calcext:value-type="float">
            <text:p>0.004563085608362</text:p>
          </table:table-cell>
          <table:table-cell table:style-name="Default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ce9" office:value-type="float" office:value="2.03875" calcext:value-type="float">
            <text:p>2.03875</text:p>
          </table:table-cell>
          <table:table-cell table:style-name="Default" office:value-type="float" office:value="2339.84994029851" calcext:value-type="float">
            <text:p>2339.84994029851</text:p>
          </table:table-cell>
          <table:table-cell table:style-name="Default" office:value-type="float" office:value="50.01725" calcext:value-type="float">
            <text:p>50.01725</text:p>
          </table:table-cell>
          <table:table-cell table:style-name="Default" office:value-type="float" office:value="100.0345" calcext:value-type="float">
            <text:p>100.0345</text:p>
          </table:table-cell>
          <table:table-cell table:style-name="ce9" office:value-type="float" office:value="0.0427525279622154" calcext:value-type="float">
            <text:p>0.042752527962215</text:p>
          </table:table-cell>
          <table:table-cell table:style-name="Default" office:value-type="float" office:value="2261.74798113207" calcext:value-type="float">
            <text:p>2261.74798113207</text:p>
          </table:table-cell>
          <table:table-cell table:style-name="Default" office:value-type="float" office:value="5.0955" calcext:value-type="float">
            <text:p>5.0955</text:p>
          </table:table-cell>
          <table:table-cell table:style-name="Default" office:value-type="float" office:value="10.191" calcext:value-type="float">
            <text:p>10.191</text:p>
          </table:table-cell>
          <table:table-cell table:style-name="ce9" office:value-type="float" office:value="0.00450580705057116" calcext:value-type="float">
            <text:p>0.004505807050571</text:p>
          </table:table-cell>
          <table:table-cell table:style-name="Default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ce9" office:value-type="float" office:value="2.0364" calcext:value-type="float">
            <text:p>2.0364</text:p>
          </table:table-cell>
          <table:table-cell table:style-name="Default" office:value-type="float" office:value="2328.73673333333" calcext:value-type="float">
            <text:p>2328.73673333333</text:p>
          </table:table-cell>
          <table:table-cell table:style-name="Default" office:value-type="float" office:value="50.00725" calcext:value-type="float">
            <text:p>50.00725</text:p>
          </table:table-cell>
          <table:table-cell table:style-name="Default" office:value-type="float" office:value="100.0145" calcext:value-type="float">
            <text:p>100.0145</text:p>
          </table:table-cell>
          <table:table-cell table:style-name="ce9" office:value-type="float" office:value="0.0429479634036777" calcext:value-type="float">
            <text:p>0.042947963403678</text:p>
          </table:table-cell>
          <table:table-cell table:style-name="Default" office:value-type="float" office:value="2568.52457647059" calcext:value-type="float">
            <text:p>2568.52457647059</text:p>
          </table:table-cell>
          <table:table-cell table:style-name="Default" office:value-type="float" office:value="5.06383333333333" calcext:value-type="float">
            <text:p>5.06383333333333</text:p>
          </table:table-cell>
          <table:table-cell table:style-name="Default" office:value-type="float" office:value="10.1276666666667" calcext:value-type="float">
            <text:p>10.1276666666667</text:p>
          </table:table-cell>
          <table:table-cell table:style-name="ce9" office:value-type="float" office:value="0.00394298997932233" calcext:value-type="float">
            <text:p>0.003942989979322</text:p>
          </table:table-cell>
          <table:table-cell table:style-name="Default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ce9" office:value-type="float" office:value="2.035" calcext:value-type="float">
            <text:p>2.035</text:p>
          </table:table-cell>
          <table:table-cell table:style-name="Default" office:value-type="float" office:value="2341.04834" calcext:value-type="float">
            <text:p>2341.04834</text:p>
          </table:table-cell>
          <table:table-cell table:style-name="Default" office:value-type="float" office:value="50.0955" calcext:value-type="float">
            <text:p>50.0955</text:p>
          </table:table-cell>
          <table:table-cell table:style-name="Default" office:value-type="float" office:value="100.191" calcext:value-type="float">
            <text:p>100.191</text:p>
          </table:table-cell>
          <table:table-cell table:style-name="ce9" office:value-type="float" office:value="0.0427974930240014" calcext:value-type="float">
            <text:p>0.042797493024001</text:p>
          </table:table-cell>
          <table:table-cell table:style-name="Default" office:value-type="float" office:value="2317.669435" calcext:value-type="float">
            <text:p>2317.669435</text:p>
          </table:table-cell>
          <table:table-cell table:style-name="Default" office:value-type="float" office:value="5.00216666666667" calcext:value-type="float">
            <text:p>5.00216666666667</text:p>
          </table:table-cell>
          <table:table-cell table:style-name="Default" office:value-type="float" office:value="10.0043333333333" calcext:value-type="float">
            <text:p>10.0043333333333</text:p>
          </table:table-cell>
          <table:table-cell table:style-name="ce9" office:value-type="float" office:value="0.00431654884957023" calcext:value-type="float">
            <text:p>0.00431654884957</text:p>
          </table:table-cell>
          <table:table-cell table:style-name="Default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ce9" office:value-type="float" office:value="2.04525" calcext:value-type="float">
            <text:p>2.04525</text:p>
          </table:table-cell>
          <table:table-cell table:style-name="Default" office:value-type="float" office:value="2336.60133663366" calcext:value-type="float">
            <text:p>2336.60133663366</text:p>
          </table:table-cell>
          <table:table-cell table:style-name="Default" office:value-type="float" office:value="50.05425" calcext:value-type="float">
            <text:p>50.05425</text:p>
          </table:table-cell>
          <table:table-cell table:style-name="Default" office:value-type="float" office:value="100.1085" calcext:value-type="float">
            <text:p>100.1085</text:p>
          </table:table-cell>
          <table:table-cell table:style-name="ce9" office:value-type="float" office:value="0.0428436372223539" calcext:value-type="float">
            <text:p>0.042843637222354</text:p>
          </table:table-cell>
          <table:table-cell table:style-name="Default" office:value-type="float" office:value="2312.79295454546" calcext:value-type="float">
            <text:p>2312.79295454546</text:p>
          </table:table-cell>
          <table:table-cell table:style-name="Default" office:value-type="float" office:value="5.01416666666667" calcext:value-type="float">
            <text:p>5.01416666666667</text:p>
          </table:table-cell>
          <table:table-cell table:style-name="Default" office:value-type="float" office:value="10.0283333333333" calcext:value-type="float">
            <text:p>10.0283333333333</text:p>
          </table:table-cell>
          <table:table-cell table:style-name="ce9" office:value-type="float" office:value="0.00433602727543082" calcext:value-type="float">
            <text:p>0.004336027275431</text:p>
          </table:table-cell>
          <table:table-cell table:style-name="Default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ce9" office:value-type="float" office:value="2.04415" calcext:value-type="float">
            <text:p>2.04415</text:p>
          </table:table-cell>
          <table:table-cell table:style-name="Default" office:value-type="float" office:value="2315.53554716981" calcext:value-type="float">
            <text:p>2315.53554716981</text:p>
          </table:table-cell>
          <table:table-cell table:style-name="Default" office:value-type="float" office:value="50.1963333333333" calcext:value-type="float">
            <text:p>50.1963333333333</text:p>
          </table:table-cell>
          <table:table-cell table:style-name="Default" office:value-type="float" office:value="100.392666666667" calcext:value-type="float">
            <text:p>100.392666666667</text:p>
          </table:table-cell>
          <table:table-cell table:style-name="ce9" office:value-type="float" office:value="0.0433561327915578" calcext:value-type="float">
            <text:p>0.043356132791558</text:p>
          </table:table-cell>
          <table:table-cell table:style-name="Default" office:value-type="float" office:value="2390.35354285714" calcext:value-type="float">
            <text:p>2390.35354285714</text:p>
          </table:table-cell>
          <table:table-cell table:style-name="Default" office:value-type="float" office:value="5.138" calcext:value-type="float">
            <text:p>5.138</text:p>
          </table:table-cell>
          <table:table-cell table:style-name="Default" office:value-type="float" office:value="10.276" calcext:value-type="float">
            <text:p>10.276</text:p>
          </table:table-cell>
          <table:table-cell table:style-name="ce9" office:value-type="float" office:value="0.00429894566463056" calcext:value-type="float">
            <text:p>0.004298945664631</text:p>
          </table:table-cell>
          <table:table-cell table:style-name="Default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ce9" office:value-type="float" office:value="2.0352" calcext:value-type="float">
            <text:p>2.0352</text:p>
          </table:table-cell>
          <table:table-cell table:style-name="Default" office:value-type="float" office:value="2354.56056097561" calcext:value-type="float">
            <text:p>2354.56056097561</text:p>
          </table:table-cell>
          <table:table-cell table:style-name="Default" office:value-type="float" office:value="49.967" calcext:value-type="float">
            <text:p>49.967</text:p>
          </table:table-cell>
          <table:table-cell table:style-name="Default" office:value-type="float" office:value="99.934" calcext:value-type="float">
            <text:p>99.934</text:p>
          </table:table-cell>
          <table:table-cell table:style-name="ce9" office:value-type="float" office:value="0.0424427392764077" calcext:value-type="float">
            <text:p>0.042442739276408</text:p>
          </table:table-cell>
          <table:table-cell table:style-name="Default" office:value-type="float" office:value="2268.00995652174" calcext:value-type="float">
            <text:p>2268.00995652174</text:p>
          </table:table-cell>
          <table:table-cell table:style-name="Default" office:value-type="float" office:value="4.89933333333333" calcext:value-type="float">
            <text:p>4.89933333333333</text:p>
          </table:table-cell>
          <table:table-cell table:style-name="Default" office:value-type="float" office:value="9.79866666666667" calcext:value-type="float">
            <text:p>9.79866666666667</text:p>
          </table:table-cell>
          <table:table-cell table:style-name="ce9" office:value-type="float" office:value="0.00432038079836919" calcext:value-type="float">
            <text:p>0.004320380798369</text:p>
          </table:table-cell>
          <table:table-cell table:style-name="Default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ce9" office:value-type="float" office:value="2.035" calcext:value-type="float">
            <text:p>2.035</text:p>
          </table:table-cell>
          <table:table-cell table:style-name="Default" office:value-type="float" office:value="2353.101" calcext:value-type="float">
            <text:p>2353.101</text:p>
          </table:table-cell>
          <table:table-cell table:style-name="Default" office:value-type="float" office:value="50.12425" calcext:value-type="float">
            <text:p>50.12425</text:p>
          </table:table-cell>
          <table:table-cell table:style-name="Default" office:value-type="float" office:value="100.2485" calcext:value-type="float">
            <text:p>100.2485</text:p>
          </table:table-cell>
          <table:table-cell table:style-name="ce9" office:value-type="float" office:value="0.0426027187103316" calcext:value-type="float">
            <text:p>0.042602718710332</text:p>
          </table:table-cell>
          <table:table-cell table:style-name="Default" office:value-type="float" office:value="2234.65086486487" calcext:value-type="float">
            <text:p>2234.65086486487</text:p>
          </table:table-cell>
          <table:table-cell table:style-name="Default" office:value-type="float" office:value="4.80566666666667" calcext:value-type="float">
            <text:p>4.80566666666667</text:p>
          </table:table-cell>
          <table:table-cell table:style-name="Default" office:value-type="float" office:value="9.61133333333333" calcext:value-type="float">
            <text:p>9.61133333333333</text:p>
          </table:table-cell>
          <table:table-cell table:style-name="ce9" office:value-type="float" office:value="0.0043010447334083" calcext:value-type="float">
            <text:p>0.004301044733408</text:p>
          </table:table-cell>
          <table:table-cell table:style-name="Default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ce9" office:value-type="float" office:value="2.04545" calcext:value-type="float">
            <text:p>2.04545</text:p>
          </table:table-cell>
          <table:table-cell table:style-name="Default" office:value-type="float" office:value="2331.79781818182" calcext:value-type="float">
            <text:p>2331.79781818182</text:p>
          </table:table-cell>
          <table:table-cell table:style-name="Default" office:value-type="float" office:value="49.86475" calcext:value-type="float">
            <text:p>49.86475</text:p>
          </table:table-cell>
          <table:table-cell table:style-name="Default" office:value-type="float" office:value="99.7295" calcext:value-type="float">
            <text:p>99.7295</text:p>
          </table:table-cell>
          <table:table-cell table:style-name="ce9" office:value-type="float" office:value="0.0427693598571777" calcext:value-type="float">
            <text:p>0.042769359857178</text:p>
          </table:table-cell>
          <table:table-cell table:style-name="Default" office:value-type="float" office:value="2299.96553846154" calcext:value-type="float">
            <text:p>2299.96553846154</text:p>
          </table:table-cell>
          <table:table-cell table:style-name="Default" office:value-type="float" office:value="4.972" calcext:value-type="float">
            <text:p>4.972</text:p>
          </table:table-cell>
          <table:table-cell table:style-name="Default" office:value-type="float" office:value="9.944" calcext:value-type="float">
            <text:p>9.944</text:p>
          </table:table-cell>
          <table:table-cell table:style-name="ce9" office:value-type="float" office:value="0.00432354304171514" calcext:value-type="float">
            <text:p>0.004323543041715</text:p>
          </table:table-cell>
          <table:table-cell table:style-name="Default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ce9" office:value-type="float" office:value="2.04635" calcext:value-type="float">
            <text:p>2.04635</text:p>
          </table:table-cell>
          <table:table-cell table:style-name="Default" office:value-type="float" office:value="2347.61876190476" calcext:value-type="float">
            <text:p>2347.61876190476</text:p>
          </table:table-cell>
          <table:table-cell table:style-name="Default" office:value-type="float" office:value="50.2825" calcext:value-type="float">
            <text:p>50.2825</text:p>
          </table:table-cell>
          <table:table-cell table:style-name="Default" office:value-type="float" office:value="100.565" calcext:value-type="float">
            <text:p>100.565</text:p>
          </table:table-cell>
          <table:table-cell table:style-name="ce9" office:value-type="float" office:value="0.0428370234690089" calcext:value-type="float">
            <text:p>0.042837023469009</text:p>
          </table:table-cell>
          <table:table-cell table:style-name="Default" office:value-type="float" office:value="2454.4976744186" calcext:value-type="float">
            <text:p>2454.4976744186</text:p>
          </table:table-cell>
          <table:table-cell table:style-name="Default" office:value-type="float" office:value="5.3128" calcext:value-type="float">
            <text:p>5.3128</text:p>
          </table:table-cell>
          <table:table-cell table:style-name="Default" office:value-type="float" office:value="10.6256" calcext:value-type="float">
            <text:p>10.6256</text:p>
          </table:table-cell>
          <table:table-cell table:style-name="ce9" office:value-type="float" office:value="0.00432903241699623" calcext:value-type="float">
            <text:p>0.004329032416996</text:p>
          </table:table-cell>
          <table:table-cell table:style-name="Default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ce9" office:value-type="float" office:value="2.04015" calcext:value-type="float">
            <text:p>2.04015</text:p>
          </table:table-cell>
          <table:table-cell table:style-name="Default" office:value-type="float" office:value="2329.2251" calcext:value-type="float">
            <text:p>2329.2251</text:p>
          </table:table-cell>
          <table:table-cell table:style-name="Default" office:value-type="float" office:value="49.88575" calcext:value-type="float">
            <text:p>49.88575</text:p>
          </table:table-cell>
          <table:table-cell table:style-name="Default" office:value-type="float" office:value="99.7715" calcext:value-type="float">
            <text:p>99.7715</text:p>
          </table:table-cell>
          <table:table-cell table:style-name="ce9" office:value-type="float" office:value="0.0428346319984273" calcext:value-type="float">
            <text:p>0.042834631998427</text:p>
          </table:table-cell>
          <table:table-cell table:style-name="Default" office:value-type="float" office:value="2344.09597297297" calcext:value-type="float">
            <text:p>2344.09597297297</text:p>
          </table:table-cell>
          <table:table-cell table:style-name="Default" office:value-type="float" office:value="5.0565" calcext:value-type="float">
            <text:p>5.0565</text:p>
          </table:table-cell>
          <table:table-cell table:style-name="Default" office:value-type="float" office:value="10.113" calcext:value-type="float">
            <text:p>10.113</text:p>
          </table:table-cell>
          <table:table-cell table:style-name="ce9" office:value-type="float" office:value="0.00431424315241405" calcext:value-type="float">
            <text:p>0.004314243152414</text:p>
          </table:table-cell>
          <table:table-cell table:style-name="Default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ce9" office:value-type="float" office:value="2.0388" calcext:value-type="float">
            <text:p>2.0388</text:p>
          </table:table-cell>
          <table:table-cell table:style-name="Default" office:value-type="float" office:value="2333.34309259259" calcext:value-type="float">
            <text:p>2333.34309259259</text:p>
          </table:table-cell>
          <table:table-cell table:style-name="Default" office:value-type="float" office:value="49.88775" calcext:value-type="float">
            <text:p>49.88775</text:p>
          </table:table-cell>
          <table:table-cell table:style-name="Default" office:value-type="float" office:value="99.7755" calcext:value-type="float">
            <text:p>99.7755</text:p>
          </table:table-cell>
          <table:table-cell table:style-name="ce9" office:value-type="float" office:value="0.042760749722896" calcext:value-type="float">
            <text:p>0.042760749722896</text:p>
          </table:table-cell>
          <table:table-cell table:style-name="Default" office:value-type="float" office:value="2269.85776923077" calcext:value-type="float">
            <text:p>2269.85776923077</text:p>
          </table:table-cell>
          <table:table-cell table:style-name="Default" office:value-type="float" office:value="4.89233333333333" calcext:value-type="float">
            <text:p>4.89233333333333</text:p>
          </table:table-cell>
          <table:table-cell table:style-name="Default" office:value-type="float" office:value="9.78466666666667" calcext:value-type="float">
            <text:p>9.78466666666667</text:p>
          </table:table-cell>
          <table:table-cell table:style-name="ce9" office:value-type="float" office:value="0.00431069593844313" calcext:value-type="float">
            <text:p>0.004310695938443</text:p>
          </table:table-cell>
          <table:table-cell table:style-name="Default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style-name="ce9" office:value-type="float" office:value="2.035" calcext:value-type="float">
            <text:p>2.035</text:p>
          </table:table-cell>
          <table:table-cell table:style-name="Default" office:value-type="float" office:value="2339.16804166667" calcext:value-type="float">
            <text:p>2339.16804166667</text:p>
          </table:table-cell>
          <table:table-cell table:style-name="Default" office:value-type="float" office:value="49.8715" calcext:value-type="float">
            <text:p>49.8715</text:p>
          </table:table-cell>
          <table:table-cell table:style-name="Default" office:value-type="float" office:value="99.743" calcext:value-type="float">
            <text:p>99.743</text:p>
          </table:table-cell>
          <table:table-cell table:style-name="ce9" office:value-type="float" office:value="0.0426403739377923" calcext:value-type="float">
            <text:p>0.042640373937792</text:p>
          </table:table-cell>
          <table:table-cell table:style-name="Default" office:value-type="float" office:value="2142.15752380952" calcext:value-type="float">
            <text:p>2142.15752380952</text:p>
          </table:table-cell>
          <table:table-cell table:style-name="Default" office:value-type="float" office:value="4.88633333333333" calcext:value-type="float">
            <text:p>4.88633333333333</text:p>
          </table:table-cell>
          <table:table-cell table:style-name="Default" office:value-type="float" office:value="9.77266666666667" calcext:value-type="float">
            <text:p>9.77266666666667</text:p>
          </table:table-cell>
          <table:table-cell table:style-name="ce9" office:value-type="float" office:value="0.00456206724204267" calcext:value-type="float">
            <text:p>0.004562067242043</text:p>
          </table:table-cell>
          <table:table-cell table:style-name="Default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ce9" office:value-type="float" office:value="2.03715" calcext:value-type="float">
            <text:p>2.03715</text:p>
          </table:table-cell>
          <table:table-cell table:style-name="Default" office:value-type="float" office:value="2323.07969565217" calcext:value-type="float">
            <text:p>2323.07969565217</text:p>
          </table:table-cell>
          <table:table-cell table:style-name="Default" office:value-type="float" office:value="49.92475" calcext:value-type="float">
            <text:p>49.92475</text:p>
          </table:table-cell>
          <table:table-cell table:style-name="Default" office:value-type="float" office:value="99.8495" calcext:value-type="float">
            <text:p>99.8495</text:p>
          </table:table-cell>
          <table:table-cell table:style-name="ce9" office:value-type="float" office:value="0.0429815215495518" calcext:value-type="float">
            <text:p>0.042981521549552</text:p>
          </table:table-cell>
          <table:table-cell table:style-name="Default" office:value-type="float" office:value="2354.06428985507" calcext:value-type="float">
            <text:p>2354.06428985507</text:p>
          </table:table-cell>
          <table:table-cell table:style-name="Default" office:value-type="float" office:value="5.04933333333333" calcext:value-type="float">
            <text:p>5.04933333333333</text:p>
          </table:table-cell>
          <table:table-cell table:style-name="Default" office:value-type="float" office:value="10.0986666666667" calcext:value-type="float">
            <text:p>10.0986666666667</text:p>
          </table:table-cell>
          <table:table-cell table:style-name="ce9" office:value-type="float" office:value="0.00428988567142675" calcext:value-type="float">
            <text:p>0.004289885671427</text:p>
          </table:table-cell>
          <table:table-cell table:style-name="Default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ce9" office:value-type="float" office:value="2.04952" calcext:value-type="float">
            <text:p>2.04952</text:p>
          </table:table-cell>
          <table:table-cell table:style-name="Default" office:value-type="float" office:value="2331.83750847458" calcext:value-type="float">
            <text:p>2331.83750847458</text:p>
          </table:table-cell>
          <table:table-cell table:style-name="Default" office:value-type="float" office:value="49.92525" calcext:value-type="float">
            <text:p>49.92525</text:p>
          </table:table-cell>
          <table:table-cell table:style-name="Default" office:value-type="float" office:value="99.8505" calcext:value-type="float">
            <text:p>99.8505</text:p>
          </table:table-cell>
          <table:table-cell table:style-name="ce9" office:value-type="float" office:value="0.0428205222864433" calcext:value-type="float">
            <text:p>0.042820522286443</text:p>
          </table:table-cell>
          <table:table-cell table:style-name="Default" office:value-type="float" office:value="2252.51785897436" calcext:value-type="float">
            <text:p>2252.51785897436</text:p>
          </table:table-cell>
          <table:table-cell table:style-name="Default" office:value-type="float" office:value="5.0425" calcext:value-type="float">
            <text:p>5.0425</text:p>
          </table:table-cell>
          <table:table-cell table:style-name="Default" office:value-type="float" office:value="10.085" calcext:value-type="float">
            <text:p>10.085</text:p>
          </table:table-cell>
          <table:table-cell table:style-name="ce9" office:value-type="float" office:value="0.00447721200514344" calcext:value-type="float">
            <text:p>0.004477212005143</text:p>
          </table:table-cell>
          <table:table-cell table:style-name="Default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ce9" office:value-type="float" office:value="2.04165" calcext:value-type="float">
            <text:p>2.04165</text:p>
          </table:table-cell>
          <table:table-cell table:style-name="Default" office:value-type="float" office:value="2309.25825" calcext:value-type="float">
            <text:p>2309.25825</text:p>
          </table:table-cell>
          <table:table-cell table:style-name="Default" office:value-type="float" office:value="49.941" calcext:value-type="float">
            <text:p>49.941</text:p>
          </table:table-cell>
          <table:table-cell table:style-name="Default" office:value-type="float" office:value="99.882" calcext:value-type="float">
            <text:p>99.882</text:p>
          </table:table-cell>
          <table:table-cell table:style-name="ce9" office:value-type="float" office:value="0.0432528496975165" calcext:value-type="float">
            <text:p>0.043252849697517</text:p>
          </table:table-cell>
          <table:table-cell table:style-name="Default" office:value-type="float" office:value="2132.92464788732" calcext:value-type="float">
            <text:p>2132.92464788732</text:p>
          </table:table-cell>
          <table:table-cell table:style-name="Default" office:value-type="float" office:value="4.8665" calcext:value-type="float">
            <text:p>4.8665</text:p>
          </table:table-cell>
          <table:table-cell table:style-name="Default" office:value-type="float" office:value="9.733" calcext:value-type="float">
            <text:p>9.733</text:p>
          </table:table-cell>
          <table:table-cell table:style-name="ce9" office:value-type="float" office:value="0.00456321793160419" calcext:value-type="float">
            <text:p>0.004563217931604</text:p>
          </table:table-cell>
          <table:table-cell table:style-name="Default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ce9" office:value-type="float" office:value="2.0353" calcext:value-type="float">
            <text:p>2.0353</text:p>
          </table:table-cell>
          <table:table-cell table:style-name="Default" office:value-type="float" office:value="2339.89538709677" calcext:value-type="float">
            <text:p>2339.89538709677</text:p>
          </table:table-cell>
          <table:table-cell table:style-name="Default" office:value-type="float" office:value="49.89925" calcext:value-type="float">
            <text:p>49.89925</text:p>
          </table:table-cell>
          <table:table-cell table:style-name="Default" office:value-type="float" office:value="99.7985" calcext:value-type="float">
            <text:p>99.7985</text:p>
          </table:table-cell>
          <table:table-cell table:style-name="ce9" office:value-type="float" office:value="0.0426508383880465" calcext:value-type="float">
            <text:p>0.042650838388047</text:p>
          </table:table-cell>
          <table:table-cell table:style-name="Default" office:value-type="float" office:value="2296.12321276596" calcext:value-type="float">
            <text:p>2296.12321276596</text:p>
          </table:table-cell>
          <table:table-cell table:style-name="Default" office:value-type="float" office:value="5.14133333333333" calcext:value-type="float">
            <text:p>5.14133333333333</text:p>
          </table:table-cell>
          <table:table-cell table:style-name="Default" office:value-type="float" office:value="10.2826666666667" calcext:value-type="float">
            <text:p>10.2826666666667</text:p>
          </table:table-cell>
          <table:table-cell table:style-name="ce9" office:value-type="float" office:value="0.00447827303408512" calcext:value-type="float">
            <text:p>0.004478273034085</text:p>
          </table:table-cell>
          <table:table-cell table:style-name="Default" office:value-type="string" calcext:value-type="string">
            <text:p>swap</text:p>
          </table:table-cell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ce9" office:value-type="float" office:value="2.033052" calcext:value-type="float">
            <text:p>2.033052</text:p>
          </table:table-cell>
          <table:table-cell table:style-name="Default" office:value-type="float" office:value="2350.71046666667" calcext:value-type="float">
            <text:p>2350.71046666667</text:p>
          </table:table-cell>
          <table:table-cell table:style-name="Default" office:value-type="float" office:value="50.27" calcext:value-type="float">
            <text:p>50.27</text:p>
          </table:table-cell>
          <table:table-cell table:style-name="Default" office:value-type="float" office:value="100.54" calcext:value-type="float">
            <text:p>100.54</text:p>
          </table:table-cell>
          <table:table-cell table:style-name="ce9" office:value-type="float" office:value="0.0427700482154941" calcext:value-type="float">
            <text:p>0.042770048215494</text:p>
          </table:table-cell>
          <table:table-cell table:style-name="Default" office:value-type="float" office:value="2304.95578048781" calcext:value-type="float">
            <text:p>2304.95578048781</text:p>
          </table:table-cell>
          <table:table-cell table:style-name="Default" office:value-type="float" office:value="4.99083333333333" calcext:value-type="float">
            <text:p>4.99083333333333</text:p>
          </table:table-cell>
          <table:table-cell table:style-name="Default" office:value-type="float" office:value="9.98166666666667" calcext:value-type="float">
            <text:p>9.98166666666667</text:p>
          </table:table-cell>
          <table:table-cell table:style-name="ce9" office:value-type="float" office:value="0.00433052414764947" calcext:value-type="float">
            <text:p>0.004330524147649</text:p>
          </table:table-cell>
          <table:table-cell table:style-name="Default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ce9" office:value-type="float" office:value="2.0407" calcext:value-type="float">
            <text:p>2.0407</text:p>
          </table:table-cell>
          <table:table-cell table:style-name="ce12" office:value-type="float" office:value="2336.924225" calcext:value-type="float">
            <text:p>2336.924225</text:p>
          </table:table-cell>
          <table:table-cell table:style-name="Default" office:value-type="float" office:value="50.06325" calcext:value-type="float">
            <text:p>50.06325</text:p>
          </table:table-cell>
          <table:table-cell table:style-name="ce12" office:value-type="float" office:value="100.1265" calcext:value-type="float">
            <text:p>100.1265</text:p>
          </table:table-cell>
          <table:table-cell table:style-name="ce9" office:value-type="float" office:value="0.0428454200306816" calcext:value-type="float">
            <text:p>0.042845420030682</text:p>
          </table:table-cell>
          <table:table-cell table:style-name="ce12" office:value-type="float" office:value="2195.60395454545" calcext:value-type="float">
            <text:p>2195.60395454545</text:p>
          </table:table-cell>
          <table:table-cell table:style-name="Default" office:value-type="float" office:value="4.99466666666667" calcext:value-type="float">
            <text:p>4.99466666666667</text:p>
          </table:table-cell>
          <table:table-cell table:style-name="Default" office:value-type="float" office:value="9.98933333333333" calcext:value-type="float">
            <text:p>9.98933333333333</text:p>
          </table:table-cell>
          <table:table-cell table:style-name="ce9" office:value-type="float" office:value="0.00454969727698517" calcext:value-type="float">
            <text:p>0.004549697276985</text:p>
          </table:table-cell>
          <table:table-cell table:style-name="Default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ce9" office:value-type="float" office:value="2.03814" calcext:value-type="float">
            <text:p>2.03814</text:p>
          </table:table-cell>
          <table:table-cell table:style-name="Default" office:value-type="float" office:value="2335.58834146341" calcext:value-type="float">
            <text:p>2335.58834146341</text:p>
          </table:table-cell>
          <table:table-cell table:style-name="Default" office:value-type="float" office:value="49.92625" calcext:value-type="float">
            <text:p>49.92625</text:p>
          </table:table-cell>
          <table:table-cell table:style-name="Default" office:value-type="float" office:value="99.8525" calcext:value-type="float">
            <text:p>99.8525</text:p>
          </table:table-cell>
          <table:table-cell table:style-name="ce9" office:value-type="float" office:value="0.0427526110776162" calcext:value-type="float">
            <text:p>0.042752611077616</text:p>
          </table:table-cell>
          <table:table-cell table:style-name="Default" office:value-type="float" office:value="2306.22811764706" calcext:value-type="float">
            <text:p>2306.22811764706</text:p>
          </table:table-cell>
          <table:table-cell table:style-name="Default" office:value-type="float" office:value="5.1515" calcext:value-type="float">
            <text:p>5.1515</text:p>
          </table:table-cell>
          <table:table-cell table:style-name="Default" office:value-type="float" office:value="10.303" calcext:value-type="float">
            <text:p>10.303</text:p>
          </table:table-cell>
          <table:table-cell table:style-name="ce9" office:value-type="float" office:value="0.00446746786285465" calcext:value-type="float">
            <text:p>0.004467467862855</text:p>
          </table:table-cell>
          <table:table-cell table:style-name="Default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ce11" office:value-type="float" office:value="2.0234" calcext:value-type="float">
            <text:p>2.0234</text:p>
          </table:table-cell>
          <table:table-cell table:style-name="Default" office:value-type="float" office:value="2337.8991025641" calcext:value-type="float">
            <text:p>2337.8991025641</text:p>
          </table:table-cell>
          <table:table-cell table:style-name="Default" office:value-type="float" office:value="50.016" calcext:value-type="float">
            <text:p>50.016</text:p>
          </table:table-cell>
          <table:table-cell table:style-name="Default" office:value-type="float" office:value="100.032" calcext:value-type="float">
            <text:p>100.032</text:p>
          </table:table-cell>
          <table:table-cell table:style-name="ce9" office:value-type="float" office:value="0.0427871330675859" calcext:value-type="float">
            <text:p>0.042787133067586</text:p>
          </table:table-cell>
          <table:table-cell table:style-name="Default" office:value-type="float" office:value="2331.82266666667" calcext:value-type="float">
            <text:p>2331.82266666667</text:p>
          </table:table-cell>
          <table:table-cell table:style-name="Default" office:value-type="float" office:value="5.01116666666667" calcext:value-type="float">
            <text:p>5.01116666666667</text:p>
          </table:table-cell>
          <table:table-cell table:style-name="Default" office:value-type="float" office:value="10.0223333333333" calcext:value-type="float">
            <text:p>10.0223333333333</text:p>
          </table:table-cell>
          <table:table-cell table:style-name="ce9" office:value-type="float" office:value="0.00429806840657408" calcext:value-type="float">
            <text:p>0.004298068406574</text:p>
          </table:table-cell>
          <table:table-cell table:style-name="Default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ce11" office:value-type="float" office:value="2.0396" calcext:value-type="float">
            <text:p>2.0396</text:p>
          </table:table-cell>
          <table:table-cell table:style-name="Default" office:value-type="float" office:value="2324.3925" calcext:value-type="float">
            <text:p>2324.3925</text:p>
          </table:table-cell>
          <table:table-cell table:style-name="Default" office:value-type="float" office:value="49.88575" calcext:value-type="float">
            <text:p>49.88575</text:p>
          </table:table-cell>
          <table:table-cell table:style-name="Default" office:value-type="float" office:value="99.7715" calcext:value-type="float">
            <text:p>99.7715</text:p>
          </table:table-cell>
          <table:table-cell table:style-name="ce9" office:value-type="float" office:value="0.0429236886627366" calcext:value-type="float">
            <text:p>0.042923688662737</text:p>
          </table:table-cell>
          <table:table-cell table:style-name="Default" office:value-type="float" office:value="2270.87714393939" calcext:value-type="float">
            <text:p>2270.87714393939</text:p>
          </table:table-cell>
          <table:table-cell table:style-name="Default" office:value-type="float" office:value="4.91083333333333" calcext:value-type="float">
            <text:p>4.91083333333333</text:p>
          </table:table-cell>
          <table:table-cell table:style-name="Default" office:value-type="float" office:value="9.82166666666667" calcext:value-type="float">
            <text:p>9.82166666666667</text:p>
          </table:table-cell>
          <table:table-cell table:style-name="ce9" office:value-type="float" office:value="0.00432505417251617" calcext:value-type="float">
            <text:p>0.004325054172516</text:p>
          </table:table-cell>
          <table:table-cell table:style-name="Default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ce11" office:value-type="float" office:value="2.03329" calcext:value-type="float">
            <text:p>2.03329</text:p>
          </table:table-cell>
          <table:table-cell table:style-name="Default" office:value-type="float" office:value="2327.00502531645" calcext:value-type="float">
            <text:p>2327.00502531645</text:p>
          </table:table-cell>
          <table:table-cell table:style-name="Default" office:value-type="float" office:value="49.82025" calcext:value-type="float">
            <text:p>49.82025</text:p>
          </table:table-cell>
          <table:table-cell table:style-name="Default" office:value-type="float" office:value="99.6405" calcext:value-type="float">
            <text:p>99.6405</text:p>
          </table:table-cell>
          <table:table-cell table:style-name="ce9" office:value-type="float" office:value="0.0428192027588981" calcext:value-type="float">
            <text:p>0.042819202758898</text:p>
          </table:table-cell>
          <table:table-cell table:style-name="Default" office:value-type="float" office:value="2279.71922772277" calcext:value-type="float">
            <text:p>2279.71922772277</text:p>
          </table:table-cell>
          <table:table-cell table:style-name="Default" office:value-type="float" office:value="4.89716666666667" calcext:value-type="float">
            <text:p>4.89716666666667</text:p>
          </table:table-cell>
          <table:table-cell table:style-name="Default" office:value-type="float" office:value="9.79433333333333" calcext:value-type="float">
            <text:p>9.79433333333333</text:p>
          </table:table-cell>
          <table:table-cell table:style-name="ce9" office:value-type="float" office:value="0.00429628930362489" calcext:value-type="float">
            <text:p>0.004296289303625</text:p>
          </table:table-cell>
          <table:table-cell table:style-name="Default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style-name="ce9"/>
          <table:table-cell table:style-name="Default" table:number-columns-repeated="3"/>
          <table:table-cell table:style-name="ce9"/>
          <table:table-cell table:style-name="Default" table:number-columns-repeated="3"/>
          <table:table-cell table:style-name="ce9"/>
          <table:table-cell table:style-name="Default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style-name="ce9"/>
          <table:table-cell table:style-name="Default" table:number-columns-repeated="3"/>
          <table:table-cell table:style-name="ce9"/>
          <table:table-cell table:style-name="Default" table:number-columns-repeated="3"/>
          <table:table-cell table:style-name="ce9"/>
          <table:table-cell table:style-name="Default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style-name="ce9"/>
          <table:table-cell table:style-name="Default" table:number-columns-repeated="3"/>
          <table:table-cell table:style-name="ce9"/>
          <table:table-cell table:style-name="Default" table:number-columns-repeated="3"/>
          <table:table-cell table:style-name="ce9"/>
          <table:table-cell table:style-name="Default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ce9" office:value-type="float" office:value="2.0326" calcext:value-type="float">
            <text:p>2.0326</text:p>
          </table:table-cell>
          <table:table-cell table:style-name="Default" office:value-type="float" office:value="2342.04159322034" calcext:value-type="float">
            <text:p>2342.04159322034</text:p>
          </table:table-cell>
          <table:table-cell table:style-name="Default" office:value-type="float" office:value="49.91625" calcext:value-type="float">
            <text:p>49.91625</text:p>
          </table:table-cell>
          <table:table-cell table:style-name="Default" office:value-type="float" office:value="99.8325" calcext:value-type="float">
            <text:p>99.8325</text:p>
          </table:table-cell>
          <table:table-cell table:style-name="ce9" office:value-type="float" office:value="0.0426262711512006" calcext:value-type="float">
            <text:p>0.042626271151201</text:p>
          </table:table-cell>
          <table:table-cell table:style-name="Default" office:value-type="float" office:value="2238.11288405797" calcext:value-type="float">
            <text:p>2238.11288405797</text:p>
          </table:table-cell>
          <table:table-cell table:style-name="Default" office:value-type="float" office:value="4.99133333333333" calcext:value-type="float">
            <text:p>4.99133333333333</text:p>
          </table:table-cell>
          <table:table-cell table:style-name="Default" office:value-type="float" office:value="9.98266666666667" calcext:value-type="float">
            <text:p>9.98266666666667</text:p>
          </table:table-cell>
          <table:table-cell table:style-name="ce9" office:value-type="float" office:value="0.00446030525885132" calcext:value-type="float">
            <text:p>0.004460305258851</text:p>
          </table:table-cell>
          <table:table-cell table:style-name="Default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style-name="ce9" office:value-type="float" office:value="2.0392" calcext:value-type="float">
            <text:p>2.0392</text:p>
          </table:table-cell>
          <table:table-cell table:style-name="Default" office:value-type="float" office:value="2317.54205660377" calcext:value-type="float">
            <text:p>2317.54205660377</text:p>
          </table:table-cell>
          <table:table-cell table:style-name="Default" office:value-type="float" office:value="49.744" calcext:value-type="float">
            <text:p>49.744</text:p>
          </table:table-cell>
          <table:table-cell table:style-name="Default" office:value-type="float" office:value="99.488" calcext:value-type="float">
            <text:p>99.488</text:p>
          </table:table-cell>
          <table:table-cell table:style-name="ce9" office:value-type="float" office:value="0.042928239302718" calcext:value-type="float">
            <text:p>0.042928239302718</text:p>
          </table:table-cell>
          <table:table-cell table:style-name="Default" office:value-type="float" office:value="2074.12680392157" calcext:value-type="float">
            <text:p>2074.12680392157</text:p>
          </table:table-cell>
          <table:table-cell table:style-name="Default" office:value-type="float" office:value="4.641" calcext:value-type="float">
            <text:p>4.641</text:p>
          </table:table-cell>
          <table:table-cell table:style-name="Default" office:value-type="float" office:value="9.282" calcext:value-type="float">
            <text:p>9.282</text:p>
          </table:table-cell>
          <table:table-cell table:style-name="ce9" office:value-type="float" office:value="0.00447513622718266" calcext:value-type="float">
            <text:p>0.004475136227183</text:p>
          </table:table-cell>
          <table:table-cell table:style-name="Default" office:value-type="string" calcext:value-type="string">
            <text:p>swap</text:p>
          </table:table-cell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table:style-name="ce9"/>
          <table:table-cell table:style-name="Default" table:number-columns-repeated="3"/>
          <table:table-cell table:style-name="ce9"/>
          <table:table-cell table:style-name="Default" table:number-columns-repeated="3"/>
          <table:table-cell table:style-name="ce9"/>
          <table:table-cell table:style-name="Default"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style-name="ce9" office:value-type="float" office:value="2.0326" calcext:value-type="float">
            <text:p>2.0326</text:p>
          </table:table-cell>
          <table:table-cell table:style-name="Default" office:value-type="float" office:value="2345.30154411765" calcext:value-type="float">
            <text:p>2345.30154411765</text:p>
          </table:table-cell>
          <table:table-cell table:style-name="Default" office:value-type="float" office:value="49.96275" calcext:value-type="float">
            <text:p>49.96275</text:p>
          </table:table-cell>
          <table:table-cell table:style-name="Default" office:value-type="float" office:value="99.9255" calcext:value-type="float">
            <text:p>99.9255</text:p>
          </table:table-cell>
          <table:table-cell table:style-name="ce9" office:value-type="float" office:value="0.0426066747155083" calcext:value-type="float">
            <text:p>0.042606674715508</text:p>
          </table:table-cell>
          <table:table-cell table:style-name="Default" office:value-type="float" office:value="2248.8042739726" calcext:value-type="float">
            <text:p>2248.8042739726</text:p>
          </table:table-cell>
          <table:table-cell table:style-name="Default" office:value-type="float" office:value="4.834" calcext:value-type="float">
            <text:p>4.834</text:p>
          </table:table-cell>
          <table:table-cell table:style-name="Default" office:value-type="float" office:value="9.668" calcext:value-type="float">
            <text:p>9.668</text:p>
          </table:table-cell>
          <table:table-cell table:style-name="ce9" office:value-type="float" office:value="0.00429917361501679" calcext:value-type="float">
            <text:p>0.004299173615017</text:p>
          </table:table-cell>
          <table:table-cell table:style-name="Default" office:value-type="string" calcext:value-type="string">
            <text:p>swap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11" office:value-type="float" office:value="2.0345" calcext:value-type="float">
            <text:p>2.0345</text:p>
          </table:table-cell>
          <table:table-cell office:value-type="float" office:value="2343.85272527472" calcext:value-type="float">
            <text:p>2343.85272527472</text:p>
          </table:table-cell>
          <table:table-cell office:value-type="float" office:value="49.98225" calcext:value-type="float">
            <text:p>49.98225</text:p>
          </table:table-cell>
          <table:table-cell office:value-type="float" office:value="99.9645" calcext:value-type="float">
            <text:p>99.9645</text:p>
          </table:table-cell>
          <table:table-cell table:style-name="ce5" office:value-type="float" office:value="0.0426496506892442" calcext:value-type="float">
            <text:p>0.042649650689244</text:p>
          </table:table-cell>
          <table:table-cell office:value-type="float" office:value="2202.15451239669" calcext:value-type="float">
            <text:p>2202.15451239669</text:p>
          </table:table-cell>
          <table:table-cell office:value-type="float" office:value="4.94616666666667" calcext:value-type="float">
            <text:p>4.94616666666667</text:p>
          </table:table-cell>
          <table:table-cell office:value-type="float" office:value="9.89233333333333" calcext:value-type="float">
            <text:p>9.89233333333333</text:p>
          </table:table-cell>
          <table:table-cell table:style-name="ce5" office:value-type="float" office:value="0.0044921159154119" calcext:value-type="float">
            <text:p>0.004492115915412</text:p>
          </table:table-cell>
          <table:table-cell office:value-type="string" calcext:value-type="string">
            <text:p>RESERVE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11" office:value-type="float" office:value="2.0336" calcext:value-type="float">
            <text:p>2.0336</text:p>
          </table:table-cell>
          <table:table-cell office:value-type="float" office:value="2341.46536986301" calcext:value-type="float">
            <text:p>2341.46536986301</text:p>
          </table:table-cell>
          <table:table-cell office:value-type="float" office:value="49.93825" calcext:value-type="float">
            <text:p>49.93825</text:p>
          </table:table-cell>
          <table:table-cell office:value-type="float" office:value="99.8765" calcext:value-type="float">
            <text:p>99.8765</text:p>
          </table:table-cell>
          <table:table-cell table:style-name="ce5" office:value-type="float" office:value="0.0426555529223322" calcext:value-type="float">
            <text:p>0.042655552922332</text:p>
          </table:table-cell>
          <table:table-cell office:value-type="float" office:value="2326.18489221557" calcext:value-type="float">
            <text:p>2326.18489221557</text:p>
          </table:table-cell>
          <table:table-cell office:value-type="float" office:value="4.99216666666667" calcext:value-type="float">
            <text:p>4.99216666666667</text:p>
          </table:table-cell>
          <table:table-cell office:value-type="float" office:value="9.98433333333333" calcext:value-type="float">
            <text:p>9.98433333333333</text:p>
          </table:table-cell>
          <table:table-cell table:style-name="ce5" office:value-type="float" office:value="0.00429214950485891" calcext:value-type="float">
            <text:p>0.004292149504859</text:p>
          </table:table-cell>
          <table:table-cell office:value-type="string" calcext:value-type="string">
            <text:p>RESERVE</text:p>
          </table:table-cell>
        </table:table-row>
        <table:table-row table:style-name="ro1" table:number-rows-repeated="19">
          <table:table-cell table:style-name="ce2"/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table:style-name="ce5" table:number-columns-repeated="4"/>
          <table:table-cell/>
          <table:table-cell table:style-name="ce5"/>
          <table:table-cell table:number-columns-repeated="4"/>
        </table:table-row>
        <table:table-row table:style-name="ro1" table:number-rows-repeated="47">
          <table:table-cell table:style-name="ce2"/>
          <table:table-cell table:number-columns-repeated="10"/>
        </table:table-row>
        <table:table-row table:style-name="ro1" table:number-rows-repeated="11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 style:data-style-name="N2" text:time-value="15:43:16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1.0.3$Windows_X86_64 LibreOffice_project/efb621ed25068d70781dc026f7e9c5187a4decd1</meta:generator>
    <dc:date>2018-12-07T15:44:03.484000000</dc:date>
    <meta:editing-duration>P4DT8M52S</meta:editing-duration>
    <meta:editing-cycles>147</meta:editing-cycles>
    <meta:document-statistic meta:table-count="1" meta:cell-count="580" meta:object-count="0"/>
  </office:meta>
</office:document-meta>
</file>